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606cm" table:align="left"/>
    </style:style>
    <style:style style:name="Table1.A" style:family="table-column">
      <style:table-column-properties style:column-width="6.309cm"/>
    </style:style>
    <style:style style:name="Table1.B" style:family="table-column">
      <style:table-column-properties style:column-width="3.2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b25b" officeooo:paragraph-rsid="0004b25b"/>
    </style:style>
    <style:style style:name="P2" style:family="paragraph" style:parent-style-name="Table_20_Contents">
      <style:text-properties officeooo:rsid="00061414" officeooo:paragraph-rsid="00061414"/>
    </style:style>
    <style:style style:name="P3" style:family="paragraph" style:parent-style-name="Table_20_Contents">
      <style:text-properties officeooo:rsid="0006ae95" officeooo:paragraph-rsid="0006ae95"/>
    </style:style>
    <style:style style:name="T1" style:family="text">
      <style:text-properties officeooo:rsid="0006ae95"/>
    </style:style>
    <style:style style:name="T2" style:family="text">
      <style:text-properties officeooo:rsid="00084d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oad of pointless header stuff</text:p>
      <text:p text:style-name="P1"/>
      <text:p text:style-name="P1"/>
      <text:p text:style-name="P1">More stuff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n a table </text:p>
          </table:table-cell>
          <table:table-cell table:style-name="Table1.B1" office:value-type="string">
            <text:p text:style-name="P2">1234</text:p>
          </table:table-cell>
        </table:table-row>
        <table:table-row>
          <table:table-cell table:style-name="Table1.A2" office:value-type="string">
            <text:p text:style-name="P2"><text:span text:style-name="T1">Row</text:span> 2 in a table</text:p>
            <text:p text:style-name="P2"/>
            <text:p text:style-name="P3">line 2 in row 2</text:p>
          </table:table-cell>
          <table:table-cell table:style-name="Table1.B2" office:value-type="string">
            <text:p text:style-name="P2">5678</text:p>
            <text:p text:style-name="P3">21</text:p>
            <text:p text:style-name="P3">23</text:p>
          </table:table-cell>
        </table:table-row>
      </table:table>
      <text:p text:style-name="P1">unk</text:p>
      <text:p text:style-name="P1"/>
      <text:p text:style-name="P1">TitleC<text:tab/><text:tab/><text:tab/><text:tab/><text:tab/><text:tab/><text:tab/>12345.55<text:tab/><text:span text:style-name="T2">(</text:span>5555.00<text:span text:style-name="T2">)</text:span><text:tab/>102.99</text:p>
      <text:p text:style-name="P1">TITLEB<text:tab/><text:tab/><text:tab/><text:tab/><text:tab/><text:tab/>9876.9<text:tab/><text:tab/>87<text:tab/><text:tab/><text:span text:style-name="T2">(</text:span>87<text:span text:style-name="T2">)</text:span></text:p>
      <text:p text:style-name="P1"/>
      <text:p text:style-name="P1"/>
      <text:p text:style-name="P1"/>
      <text:p text:style-name="P1">Some random number</text:p>
      <text:p text:style-name="P1"/>
      <text:p text:style-name="P1">Title a<text:tab/><text:tab/><text:tab/><text:tab/><text:tab/><text:tab/><text:tab/>0987<text:tab/><text:tab/><text:tab/>87</text:p>
      <text:p text:style-name="P1"/>
      <text:p text:style-name="P1"/>
      <text:p text:style-name="P1">Some footer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01:52.499126613</meta:creation-date>
    <dc:date>2015-11-18T20:17:06.183518727</dc:date>
    <meta:editing-duration>PT45M49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15" meta:word-count="44" meta:character-count="223" meta:non-whitespace-character-count="172"/>
  </office:meta>
</office:document-meta>
</file>